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b899"/>
    </style:style>
    <style:style style:name="P2" style:family="paragraph" style:parent-style-name="Standard">
      <style:text-properties style:font-name="Tahoma" fo:font-size="10pt" fo:font-weight="normal" officeooo:paragraph-rsid="001db89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fo:font-weight="normal" officeooo:rsid="001db899" officeooo:paragraph-rsid="001db899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style:font-name="Tahoma" fo:font-size="10pt" fo:font-weight="normal" officeooo:paragraph-rsid="001db899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text-properties style:font-name="Tahoma" fo:font-size="10pt" fo:font-weight="normal" officeooo:paragraph-rsid="001db899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officeooo:paragraph-rsid="001db899"/>
    </style:style>
    <style:style style:name="P7" style:family="paragraph" style:parent-style-name="Standard" style:list-style-name="L2">
      <style:text-properties officeooo:paragraph-rsid="001db899"/>
    </style:style>
    <style:style style:name="T1" style:family="text">
      <style:text-properties officeooo:rsid="001db899"/>
    </style:style>
    <style:style style:name="T2" style:family="tex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Tahoma" fo:font-size="10pt" fo:font-weight="normal" officeooo:rsid="001db899" style:font-size-asian="10pt" style:font-weight-asian="normal" style:font-size-complex="10pt" style:font-weight-complex="normal"/>
    </style:style>
    <style:style style:name="T4" style:family="text">
      <style:text-properties style:font-name="Tahoma" fo:font-size="10pt" fo:font-weight="normal" officeooo:rsid="001dd640" style:font-size-asian="10pt" style:font-weight-asian="normal" style:font-size-complex="10pt" style:font-weight-complex="normal"/>
    </style:style>
    <style:style style:name="T5" style:family="text">
      <style:text-properties style:font-name="Tahoma" fo:font-size="10pt" fo:font-weight="normal" officeooo:rsid="001e6d74" style:font-size-asian="10pt" style:font-weight-asian="normal" style:font-size-complex="10pt" style:font-weight-complex="normal"/>
    </style:style>
    <style:style style:name="T6" style:family="text">
      <style:text-properties style:font-name="Tahoma" fo:font-size="10pt" fo:font-weight="normal" officeooo:rsid="001ea79e" style:font-size-asian="10pt" style:font-weight-asian="normal" style:font-size-complex="10pt" style:font-weight-complex="normal"/>
    </style:style>
    <style:style style:name="T7" style:family="text">
      <style:text-properties style:font-name="Tahoma" fo:font-size="10pt" fo:font-weight="normal" officeooo:rsid="00204683" style:font-size-asian="10pt" style:font-weight-asian="normal" style:font-size-complex="10pt" style:font-weight-complex="normal"/>
    </style:style>
    <style:style style:name="T8" style:family="text">
      <style:text-properties officeooo:rsid="001e6d74"/>
    </style:style>
    <style:style style:name="T9" style:family="text">
      <style:text-properties officeooo:rsid="001ea7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pecificação de Requisitos de Software</text:p>
      <text:p text:style-name="P2"/>
      <text:p text:style-name="P2">1. Introdução</text:p>
      <text:p text:style-name="P2"/>
      <text:p text:style-name="P2"><text:tab/>1.1. Objetivo</text:p>
      <text:p text:style-name="P2"/>
      <text:p text:style-name="P1"><text:span text:style-name="T3">Este documento tem por objetivo definir e especificar os requisitos de software de acordo com a levantamento feito anteriormente com o usuário.</text:span></text:p>
      <text:p text:style-name="P2"/>
      <text:p text:style-name="P2"><text:tab/>1.2. Escopo</text:p>
      <text:p text:style-name="P2"/>
      <text:p text:style-name="P2">● <text:span text:style-name="T1">Nome do produto: Cadastro de Ideias;</text:span></text:p>
      <text:p text:style-name="P1"><text:span text:style-name="T2">● </text:span><text:span text:style-name="T3">O sistema deve possibilitar </text:span><text:span text:style-name="T4">aos usuários</text:span><text:span text:style-name="T3"> cadastrar as ideias que acreditam ser necessárias </text:span><text:span text:style-name="T4">e mais inovadoras para melhorar o dia a dia da empresa.</text:span><text:span text:style-name="T2"> </text:span></text:p>
      <text:p text:style-name="P1"><text:span text:style-name="T2">● </text:span><text:span text:style-name="T5">A plicação será incorporada ao “Por</text:span><text:span text:style-name="T7">t</text:span><text:span text:style-name="T5">al” junto a outras e tem como vantagens dar vazão a ideias represadas e a possibilidade de gerenciá-las. </text:span></text:p>
      <text:p text:style-name="P2"/>
      <text:p text:style-name="P2"/>
      <text:p text:style-name="P2">2. Descrição Geral</text:p>
      <text:p text:style-name="P2"/>
      <text:p text:style-name="P2"><text:tab/>2.1. Requisitos funcionais:</text:p>
      <text:p text:style-name="P2"/>
      <text:list xml:id="list3515091298" text:style-name="L1">
        <text:list-item>
          <text:p text:style-name="P6"><text:span text:style-name="T2">Login</text:span></text:p>
        </text:list-item>
        <text:list-item>
          <text:p text:style-name="P4">Menu Principal</text:p>
        </text:list-item>
        <text:list-item>
          <text:p text:style-name="P4">Incluir Ideias</text:p>
        </text:list-item>
        <text:list-item>
          <text:p text:style-name="P4">Pesquisar</text:p>
        </text:list-item>
        <text:list-item>
          <text:p text:style-name="P4">Mural</text:p>
        </text:list-item>
        <text:list-item>
          <text:p text:style-name="P4">Votar</text:p>
        </text:list-item>
        <text:list-item>
          <text:p text:style-name="P4">Gerenciador</text:p>
        </text:list-item>
        <text:list-item>
          <text:p text:style-name="P4">Gerenciar Ideias</text:p>
        </text:list-item>
        <text:list-item>
          <text:p text:style-name="P4">Relatórios</text:p>
        </text:list-item>
      </text:list>
      <text:p text:style-name="P2"/>
      <text:p text:style-name="P1"><text:span text:style-name="T2"><text:tab/>2.2. Requisitos </text:span><text:span text:style-name="T6">não Funcionais:</text:span></text:p>
      <text:p text:style-name="P2"/>
      <text:list xml:id="list840583854" text:style-name="L2">
        <text:list-item>
          <text:p text:style-name="P7"><text:span text:style-name="T2">O sistema deve ter alta disponibilidade 99% do tempo.</text:span></text:p>
        </text:list-item>
        <text:list-item>
          <text:p text:style-name="P5">O sistema deverá executar em qualquer plataforma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3T19:51:45.367000000</meta:creation-date>
    <dc:date>2020-12-03T20:14:35.041000000</dc:date>
    <meta:editing-duration>PT11M36S</meta:editing-duration>
    <meta:editing-cycles>5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2" meta:word-count="138" meta:character-count="831" meta:non-whitespace-character-count="720"/>
  </office:meta>
</office:document-meta>
</file>